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61ef"/>
    </style:style>
    <style:style style:name="T1" style:family="text">
      <style:text-properties officeooo:rsid="001561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rco de Desarrollo:</text:span></text:p>
      <text:p text:style-name="P1"><text:span text:style-name="T1"/></text:p>
      <text:p text:style-name="P1"><text:span text:style-name="T1">Una descripcion de los pasos del UP y los artefactos adaptados adaptados para este proyecto. El Up siempre se debe adaptar al proyect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 </meta:initial-creator>
    <meta:creation-date>2014-11-27T23:49:36</meta:creation-date>
    <dc:date>2014-11-27T23:52:53</dc:date>
    <dc:creator>carolin </dc:creator>
    <meta:editing-duration>P0D</meta:editing-duration>
    <meta:editing-cycles>1</meta:editing-cycles>
    <meta:document-statistic meta:table-count="0" meta:image-count="0" meta:object-count="0" meta:page-count="1" meta:paragraph-count="2" meta:word-count="26" meta:character-count="156" meta:non-whitespace-character-count="131"/>
    <meta:generator>LibreOffice/4.0.2.2$Linux_x86 LibreOffice_project/400m0$Build-2</meta:generator>
  </office:meta>
</office:document-meta>
</file>